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Node.locate( Map objectModel , Invok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ctNode.ActNode( LocatorNode ln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Node.build( Configuration configur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